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70000024BAEE5831A14319E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85cm" fo:min-width="12.1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55cm" fo:min-width="11.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379cm" svg:height="8.586cm" svg:x="9.92cm" svg:y="6.314cm">
          <draw:image xlink:href="Pictures/10000201000003D70000024BAEE5831A14319EA9.png" xlink:type="simple" xlink:show="embed" xlink:actuate="onLoad">
            <text:p/>
          </draw:image>
        </draw:frame>
        <draw:custom-shape draw:style-name="gr2" draw:text-style-name="P2" draw:layer="layout" svg:width="12.6cm" svg:height="9.1cm" svg:x="7.1cm" svg:y="6.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8cm" svg:height="7.643cm" svg:x="7.2cm" svg:y="7.158cm">
          <draw:image xlink:href="Pictures/10000201000003D70000024BAEE5831A14319EA9.png" xlink:type="simple" xlink:show="embed" xlink:actuate="onLoad">
            <text:p/>
          </draw:image>
        </draw:frame>
        <draw:custom-shape draw:style-name="gr3" draw:text-style-name="P2" draw:layer="layout" svg:width="12.4cm" svg:height="8.8cm" svg:x="0.6cm" svg:y="7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541cm" svg:height="5.1cm" svg:x="4.9cm" svg:y="9.4cm">
          <draw:image xlink:href="Pictures/10000201000003D70000024BAEE5831A14319EA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15:00:11.049413397</meta:creation-date>
    <dc:date>2019-10-15T16:21:21.469158845</dc:date>
    <meta:editing-duration>PT1H11M9S</meta:editing-duration>
    <meta:editing-cycles>3</meta:editing-cycles>
    <meta:generator>LibreOffice/6.0.7.3$Linux_X86_64 LibreOffice_project/00m0$Build-3</meta:generator>
    <meta:document-statistic meta:object-count="5"/>
  </office:meta>
</office:document-meta>
</file>